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4a0c8" draw:textarea-horizontal-align="justify" draw:textarea-vertical-align="middle" draw:auto-grow-height="false" fo:min-height="4.194cm" fo:min-width="12.835cm"/>
      <style:paragraph-properties style:writing-mode="lr-tb"/>
    </style:style>
    <style:style style:name="gr2" style:family="graphic" style:parent-style-name="standard">
      <style:graphic-properties draw:fill-color="#e37222" draw:textarea-horizontal-align="justify" draw:textarea-vertical-align="middle" draw:auto-grow-height="false" fo:min-height="8.002cm" fo:min-width="26.17cm"/>
      <style:paragraph-properties style:writing-mode="lr-tb"/>
    </style:style>
    <style:style style:name="gr3" style:family="graphic" style:parent-style-name="standard">
      <style:graphic-properties svg:stroke-color="#000000" draw:fill-color="#e37222" draw:textarea-horizontal-align="justify" draw:textarea-vertical-align="middle" draw:auto-grow-height="false" fo:min-height="4.83cm" fo:min-width="7.12cm"/>
      <style:paragraph-properties style:writing-mode="lr-tb"/>
    </style:style>
    <style:style style:name="gr4" style:family="graphic" style:parent-style-name="standard">
      <style:graphic-properties svg:stroke-color="#000000" draw:fill-color="#64a0c8" draw:textarea-horizontal-align="justify" draw:textarea-vertical-align="middle" draw:auto-grow-height="false" fo:min-height="4.83cm" fo:min-width="9.025cm"/>
      <style:paragraph-properties style:writing-mode="lr-tb"/>
    </style:style>
    <style:style style:name="gr5" style:family="graphic" style:parent-style-name="objectwithoutfill" style:list-style-name="L1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top" fo:padding-top="0.231cm" fo:padding-bottom="0.231cm" fo:padding-left="0.356cm" fo:padding-right="0.35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35.9000015258789pt"/>
    </style:style>
    <style:style style:name="P2" style:family="paragraph">
      <loext:graphic-properties draw:fill-color="#64a0c8"/>
      <style:paragraph-properties fo:text-align="center"/>
      <style:text-properties fo:font-size="35.9000015258789pt"/>
    </style:style>
    <style:style style:name="P3" style:family="paragraph">
      <loext:graphic-properties draw:fill-color="#e37222"/>
      <style:paragraph-properties fo:text-align="center"/>
      <style:text-properties fo:font-size="35.9000015258789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13.335cm" svg:height="4.444cm" svg:x="7.332cm" svg:y="0.366cm">
          <text:p text:style-name="P1">Verifi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8.252cm" svg:x="0.634cm" svg:y="7.352cm">
          <text:p text:style-name="P1"/>
          <text:p text:style-name="P1"/>
          <text:p text:style-name="P1"/>
          <text:p text:style-name="P1"/>
          <text:p text:style-name="P1"/>
          <text:p text:style-name="P1">Pro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62cm" svg:height="5.08cm" svg:x="1.904cm" svg:y="8.62cm">
          <text:p text:style-name="P1">Target</text:p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9.525cm" svg:height="5.08cm" svg:x="16.509cm" svg:y="8.62cm">
          <text:p text:style-name="P1">Attesting</text:p>
          <text:p text:style-name="P1">Environmen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524cm" svg:y1="11.16cm" svg:x2="16.509cm" svg:y2="11.16cm" draw:start-shape="id1" draw:start-glue-point="1" draw:end-shape="id2" draw:end-glue-point="3" svg:d="M9524 11160h6985" svg:viewBox="0 0 6986 1">
          <text:p text:style-name="P4"><text:span text:style-name="T1">Collect</text:span></text:p>
          <text:p text:style-name="P4"><text:span text:style-name="T1">claims</text:span></text:p>
        </draw:connector>
        <draw:connector draw:style-name="gr6" draw:text-style-name="P7" draw:layer="layout" svg:x1="21.271cm" svg:y1="8.62cm" svg:x2="13.999cm" svg:y2="4.81cm" draw:start-shape="id2" draw:start-glue-point="0" draw:end-shape="id3" svg:d="M21271 8620v-1905h-7272v-1905" svg:viewBox="0 0 7273 3811">
          <text:p text:style-name="P6"><text:span text:style-name="T2"/></text:p>
          <text:p text:style-name="P6"><text:span text:style-name="T1"><text:s text:c="7"/></text:span><text:span text:style-name="T1">Evidence</text:span></text:p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5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3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612cm" svg:x="1cm" svg:y="4.966cm"/>
      <draw:page-thumbnail draw:layer="backgroundobjects" svg:width="8.999cm" svg:height="2.612cm" svg:x="1cm" svg:y="13.542cm"/>
      <draw:page-thumbnail draw:layer="backgroundobjects" svg:width="8.999cm" svg:height="2.612cm" svg:x="1cm" svg:y="22.118cm"/>
      <draw:page-thumbnail draw:layer="backgroundobjects" svg:width="8.999cm" svg:height="2.612cm" svg:x="11cm" svg:y="4.966cm"/>
      <draw:page-thumbnail draw:layer="backgroundobjects" svg:width="8.999cm" svg:height="2.612cm" svg:x="11cm" svg:y="13.542cm"/>
      <draw:page-thumbnail draw:layer="backgroundobjects" svg:width="8.999cm" svg:height="2.612cm" svg:x="11cm" svg:y="22.118cm"/>
    </style:handout-master>
    <style:master-page style:name="Default" style:page-layout-name="PM1" draw:style-name="Mdp1">
      <draw:frame presentation:style-name="Default-title" draw:layer="backgroundobjects" svg:width="25.199cm" svg:height="3.503cm" svg:x="1.399cm" svg:y="0.832cm" presentation:class="title" presentation:placeholder="true">
        <draw:text-box/>
      </draw:frame>
      <draw:frame presentation:style-name="Default-outline1" draw:layer="backgroundobjects" svg:width="25.199cm" svg:height="12.179cm" svg:x="1.399cm" svg:y="4.907cm" presentation:class="outline" presentation:placeholder="true">
        <draw:text-box/>
      </draw:frame>
      <draw:frame presentation:style-name="Mpr1" draw:text-style-name="MP2" draw:layer="backgroundobjects" svg:width="6.523cm" svg:height="1.447cm" svg:x="1.399cm" svg:y="19.12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5cm" svg:y="19.12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5cm" svg:y="19.1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1:24:15.722025819</meta:creation-date>
    <dc:date>2023-06-01T12:04:42.170092245</dc:date>
    <meta:editing-duration>PT40M25S</meta:editing-duration>
    <meta:editing-cycles>4</meta:editing-cycles>
    <meta:generator>LibreOffice/7.5.2.2$Linux_X86_64 LibreOffice_project/50$Build-2</meta:generator>
    <meta:document-statistic meta:object-count="29"/>
  </office:meta>
</office:document-meta>
</file>